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66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52cm" svg:stroke-color="#ce181e" draw:marker-start-width="0.66cm" draw:marker-end-width="0.66cm" draw:fill="none" draw:textarea-vertical-align="middle" fo:padding-top="0.201cm" fo:padding-bottom="0.201cm" fo:padding-left="0.326cm" fo:padding-right="0.326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color="#009900" fo:font-size="2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66ff" fo:font-size="36pt" style:font-size-asian="36pt" style:font-size-complex="3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66ff" fo:font-size="36pt" style:font-size-asian="36pt" style:font-size-complex="36pt"/>
    </style:style>
    <style:style style:name="P18" style:family="paragraph">
      <loext:graphic-properties draw:fill="none"/>
      <style:paragraph-properties fo:text-align="center"/>
      <style:text-properties fo:color="#00cc00" fo:font-size="26pt" style:font-size-asian="26pt" style:font-size-complex="26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9900"/>
    </style:style>
    <style:style style:name="T6" style:family="text">
      <style:text-properties fo:color="#ce181e"/>
    </style:style>
    <style:style style:name="T7" style:family="text">
      <style:text-properties fo:color="#0066ff" fo:font-size="36pt" style:font-size-asian="36pt" style:font-size-complex="36pt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0066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dddddd"/>
    </style:style>
    <style:style style:name="T11" style:family="text">
      <style:text-properties fo:color="#00cc00" fo:font-size="26pt" style:font-size-asian="26pt" style:font-size-complex="26pt"/>
    </style:style>
    <style:style style:name="T12" style:family="text">
      <style:text-properties fo:color="#0066ff" fo:font-style="italic" style:font-style-asian="italic" style:font-style-complex="italic"/>
    </style:style>
    <style:style style:name="T1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dddddd" fo:font-style="italic" style:font-style-asian="italic" style:font-style-complex="italic"/>
    </style:style>
    <style:style style:name="T15" style:family="text">
      <style:text-properties fo:color="#00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troduction To Binary Tree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ata structures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1 – Array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5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 <text:s text:c="3"/>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draw:frame draw:name="מציין מיקום תוכן 3" presentation:style-name="pr6" draw:text-style-name="P12" draw:layer="layout" svg:width="9.821cm" svg:height="15.874cm" svg:x="12.785cm" svg:y="2.415cm" presentation:class="outline" presentation:user-transformed="true">
          <draw:text-box>
            <text:list text:style-name="L3">
              <text:list-item>
                <text:p><text:span text:style-name="T5">[5,_,_,_,_,_,_,_,_,_]</text:span></text:p>
              </text:list-item>
              <text:list-item>
                <text:p><text:span text:style-name="T5">[5,3,_,_,_,_,_,_,_,_]</text:span></text:p>
              </text:list-item>
              <text:list-item>
                <text:p><text:span text:style-name="T5">[5,3,7,_,_,_,_,_,_,_]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5">[5,3,7,4,_,_,_,_,_,_]</text:span></text:p>
              </text:list-item>
              <text:list-item>
                <text:p><text:span text:style-name="T5">[5,3,7,4,6,_,_,_,_,_]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6">(Linear search)</text:span></text:p>
              </text:list-item>
            </text:list>
          </draw:text-box>
        </draw:frame>
        <draw:frame draw:style-name="gr2" draw:text-style-name="P14" draw:layer="layout" svg:width="18.288cm" svg:height="1.673cm" svg:x="3.302cm" svg:y="17.018cm">
          <draw:text-box>
            <text:p text:style-name="P13"><text:span text:style-name="T7">Quick insertion, slow sear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2 – Ordered Array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5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 <text:s text:c="3"/>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draw:frame draw:name="מציין מיקום תוכן 3" presentation:style-name="pr6" draw:text-style-name="P12" draw:layer="layout" svg:width="9.821cm" svg:height="15.874cm" svg:x="12.785cm" svg:y="2.415cm" presentation:class="outline" presentation:user-transformed="true">
          <draw:text-box>
            <text:list text:style-name="L3">
              <text:list-item>
                <text:p><text:span text:style-name="T5">[5,_,_,_,_,_,_,_,_,_]</text:span></text:p>
              </text:list-item>
              <text:list-item>
                <text:p><text:span text:style-name="T5">[3,5,_,_,_,_,_,_,_,_]</text:span></text:p>
              </text:list-item>
              <text:list-item>
                <text:p><text:span text:style-name="T5">[3,5,7,_,_,_,_,_,_,_]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5">[3,4,5,7,_,_,_,_,_,_]</text:span></text:p>
              </text:list-item>
              <text:list-item>
                <text:p><text:span text:style-name="T5">[3,4,5,6,7,_,_,_,_,_]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6">(Binary search)</text:span></text:p>
              </text:list-item>
            </text:list>
          </draw:text-box>
        </draw:frame>
        <draw:frame draw:style-name="gr2" draw:text-style-name="P14" draw:layer="layout" svg:width="18.288cm" svg:height="1.673cm" svg:x="3.302cm" svg:y="17.018cm">
          <draw:text-box>
            <text:p text:style-name="P13"><text:span text:style-name="T7">Quick search, slow inser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7" draw:layer="layout" svg:width="22.352cm" svg:height="10.205cm" svg:x="1.27cm" svg:y="2.899cm">
          <draw:text-box>
            <text:p text:style-name="P16"><text:span text:style-name="T9">Goal</text:span><text:span text:style-name="T7">: Quick search, quick insertion.</text:span></text:p>
            <text:p text:style-name="P16"><text:span text:style-name="T9">Idea</text:span><text:span text:style-name="T7">: </text:span></text:p>
            <text:list text:style-name="L1">
              <text:list-item>
                <text:p text:style-name="P16"><text:span text:style-name="T7">No array; </text:span></text:p>
              </text:list-item>
              <text:list-item>
                <text:p text:style-name="P16"><text:span text:style-name="T7">Each number is in its own "node";</text:span></text:p>
              </text:list-item>
              <text:list-item>
                <text:p text:style-name="P16"><text:span text:style-name="T7">Smaller numbers go to left;</text:span></text:p>
              </text:list-item>
              <text:list-item>
                <text:p text:style-name="P16"><text:span text:style-name="T7">Larger numbers go to right.</text:span></text:p>
              </text:list-item>
            </text:list>
            <text:p text:style-name="P16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<text:span text:style-name="T10">Insert 3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<text:span text:style-name="T10">Insert 7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<text:span text:style-name="T10">Insert 4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<text:span text:style-name="T10">Insert 6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0" draw:layer="layout" svg:width="23.706cm" svg:height="1.776cm" svg:x="0.847cm" svg:y="0.763cm" presentation:class="title" presentation:user-transformed="true">
          <draw:text-box>
            <text:p text:style-name="P6"><text:span text:style-name="T3">Binary Tree – remove node with </text:span><text:span text:style-name="T8">no children</text:span><text:span text:style-name="T3">: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4<text:span text:style-name="T12"> – just delete the node.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draw:line draw:style-name="gr6" draw:text-style-name="P19" draw:layer="layout" svg:x1="16.002cm" svg:y1="6.604cm" svg:x2="18.796cm" svg:y2="8.89cm">
          <text:p/>
        </draw:line>
        <draw:line draw:style-name="gr6" draw:text-style-name="P19" draw:layer="layout" svg:x1="18.542cm" svg:y1="6.35cm" svg:x2="16.51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13">Binary Tree</text:span><text:span text:style-name="T3"> – remove node with </text:span><text:span text:style-name="T8">one child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<text:span text:style-name="T10">Remove 7</text:span><text:span text:style-name="T14"> 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draw:custom-shape draw:style-name="gr4" draw:text-style-name="P18" draw:layer="layout" svg:width="2.032cm" svg:height="1.016cm" svg:x="20.574cm" svg:y="8.89cm">
          <text:p text:style-name="P13"><text:span text:style-name="T11">6.5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0.32cm" svg:y1="7.874cm" svg:x2="21.59cm" svg:y2="8.8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0" draw:layer="layout" svg:width="23.706cm" svg:height="1.776cm" svg:x="0.847cm" svg:y="0.763cm" presentation:class="title" presentation:user-transformed="true">
          <draw:text-box>
            <text:p text:style-name="P6"><text:span text:style-name="T3">Bi</text:span><text:span text:style-name="T3">n</text:span><text:span text:style-name="T3">ar</text:span><text:span text:style-name="T3">y </text:span><text:span text:style-name="T3">Tr</text:span><text:span text:style-name="T3">e</text:span><text:span text:style-name="T3">e </text:span><text:span text:style-name="T3">– </text:span><text:span text:style-name="T3">re</text:span><text:span text:style-name="T3">m</text:span><text:span text:style-name="T3">ov</text:span><text:span text:style-name="T3">e </text:span><text:span text:style-name="T3">n</text:span><text:span text:style-name="T3">o</text:span><text:span text:style-name="T3">d</text:span><text:span text:style-name="T3">e </text:span><text:span text:style-name="T3">wi</text:span><text:span text:style-name="T3">th </text:span><text:span text:style-name="T8">o</text:span><text:span text:style-name="T8">n</text:span><text:span text:style-name="T8">e </text:span><text:span text:style-name="T8">c</text:span><text:span text:style-name="T8">hi</text:span><text:span text:style-name="T8">ld</text:span><text:span text:style-name="T3">: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7<text:span text:style-name="T12"> – take </text:span><text:span text:style-name="T12">left sub-tree and </text:span><text:span text:style-name="T12">move it instead of </text:span><text:span text:style-name="T12">the deleted node.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2.86cm" svg:y="4.064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6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19" draw:layer="layout" svg:x1="22.606cm" svg:y1="3.556cm" svg:x2="25.4cm" svg:y2="5.842cm">
          <text:p/>
        </draw:line>
        <draw:line draw:style-name="gr6" draw:text-style-name="P19" draw:layer="layout" svg:x1="25.146cm" svg:y1="3.302cm" svg:x2="23.114cm" svg:y2="5.588cm">
          <text:p/>
        </draw:line>
        <draw:custom-shape draw:style-name="gr4" draw:text-style-name="P18" draw:layer="layout" svg:width="2.032cm" svg:height="1.016cm" svg:x="21.336cm" svg:y="6.858cm">
          <text:p text:style-name="P13"><text:span text:style-name="T11">6.5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22.35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nary Tree – remove node </text:span><text:span text:style-name="T8">with two children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<text:span text:style-name="T10">Remove 5</text:span><text:span text:style-name="T14"> 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nary Tree – remove node </text:span><text:span text:style-name="T8">with two children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5 – <text:span text:style-name="T15">copy smallest number in right sub-tree to deleted node; delete smallest element recursively.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draw:line draw:style-name="gr6" draw:text-style-name="P19" draw:layer="layout" svg:x1="18.796cm" svg:y1="6.35cm" svg:x2="21.59cm" svg:y2="8.636cm">
          <text:p/>
        </draw:line>
        <draw:line draw:style-name="gr6" draw:text-style-name="P19" draw:layer="layout" svg:x1="21.336cm" svg:y1="6.096cm" svg:x2="19.304cm" svg:y2="8.382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_5f_" presentation:presentation-page-layout-name="AL2T11"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nary Tree – further information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23.282cm" svg:height="4.319cm" svg:x="1.356cm" svg:y="2.539cm" presentation:class="outline" presentation:user-transformed="true">
          <draw:text-box>
            <text:list text:style-name="L3">
              <text:list-item>
                <text:p><text:a xlink:href="http://www.algolist.net/Data_structures/Binary_search_tree/Removal" xlink:type="simple">http://www.algolist.net/Data_structures/Binary_search_tree/Remova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7">17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</text:span><text:span text:style-name="MT4">ץ </text:span><text:span text:style-name="MT4">כד</text:span><text:span text:style-name="MT4">י </text:span><text:span text:style-name="MT4">לע</text:span><text:span text:style-name="MT4">רו</text:span><text:span text:style-name="MT4">ך </text:span><text:span text:style-name="MT4">סג</text:span><text:span text:style-name="MT4">נון </text:span><text:span text:style-name="MT4">כו</text:span><text:span text:style-name="MT4">ת</text:span><text:span text:style-name="MT4">ר</text:span><text:span text:style-name="MT4">ת </text:span><text:span text:style-name="MT4">ש</text:span><text:span text:style-name="MT4">ל </text:span><text:span text:style-name="MT4">ת</text:span><text:span text:style-name="MT4">בנ</text:span><text:span text:style-name="MT4">ית </text:span><text:span text:style-name="MT4">ב</text:span><text:span text:style-name="MT4">ס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</text:span><text:span text:style-name="MT5">ץ </text:span><text:span text:style-name="MT5">כד</text:span><text:span text:style-name="MT5">י </text:span><text:span text:style-name="MT5">לע</text:span><text:span text:style-name="MT5">רו</text:span><text:span text:style-name="MT5">ך </text:span><text:span text:style-name="MT5">סג</text:span><text:span text:style-name="MT5">נון </text:span><text:span text:style-name="MT5">כו</text:span><text:span text:style-name="MT5">ת</text:span><text:span text:style-name="MT5">ר</text:span><text:span text:style-name="MT5">ת </text:span><text:span text:style-name="MT5">ש</text:span><text:span text:style-name="MT5">ל </text:span><text:span text:style-name="MT5">ת</text:span><text:span text:style-name="MT5">בנ</text:span><text:span text:style-name="MT5">ית </text:span><text:span text:style-name="MT5">ב</text:span><text:span text:style-name="MT5">ס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format</text:span></text:p>
              <text:list>
                <text:list-item>
                  <text:p text:style-name="MP16"><text:span text:style-name="MT6">Second Outline </text:span><text:span text:style-name="MT6">Level</text:span></text:p>
                  <text:list>
                    <text:list-item>
                      <text:p text:style-name="MP16"><text:span text:style-name="MT6">Third 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ine </text:span><text:span text:style-name="MT6">Level</text:span></text:p>
                              <text:list>
                                <text:list-item>
                                  <text:p text:style-name="MP16"><text:span text:style-name="MT6">Sixth </text:span><text:span text:style-name="MT6">Outli</text:span><text:span text:style-name="MT6">ne </text:span><text:span text:style-name="MT6">Leve</text:span><text:span text:style-name="MT6">l</text:span></text:p>
                                  <text:list>
                                    <text:list-item>
                                      <text:p text:style-name="MP17"><text:span text:style-name="MT6">S</text:span><text:span text:style-name="MT6">e</text:span><text:span text:style-name="MT6">v</text:span><text:span text:style-name="MT6">e</text:span><text:span text:style-name="MT6">nt</text:span><text:span text:style-name="MT6">h </text:span><text:span text:style-name="MT6">O</text:span><text:span text:style-name="MT6">ut</text:span><text:span text:style-name="MT6">li</text:span><text:span text:style-name="MT6">n</text:span><text:span text:style-name="MT6">e </text:span><text:span text:style-name="MT6">L</text:span><text:span text:style-name="MT6">e</text:span><text:span text:style-name="MT6">v</text:span><text:span text:style-name="MT6">el</text:span><text:span text:style-name="MT6">ל</text:span><text:span text:style-name="MT6">ח</text:span><text:span text:style-name="MT6">ץ </text:span><text:span text:style-name="MT6">כד</text:span><text:span text:style-name="MT6">י </text:span><text:span text:style-name="MT6">ל</text:span><text:span text:style-name="MT6">ע</text:span><text:span text:style-name="MT6">רו</text:span><text:span text:style-name="MT6">ך </text:span><text:span text:style-name="MT6">סג</text:span><text:span text:style-name="MT6">נונ</text:span><text:span text:style-name="MT6">ות </text:span><text:span text:style-name="MT6">ט</text:span><text:span text:style-name="MT6">ק</text:span><text:span text:style-name="MT6">ס</text:span><text:span text:style-name="MT6">ט </text:span><text:span text:style-name="MT6">ש</text:span><text:span text:style-name="MT6">ל </text:span><text:span text:style-name="MT6">ת</text:span><text:span text:style-name="MT6">בנ</text:span><text:span text:style-name="MT6">ית </text:span><text:span text:style-name="MT6">ב</text:span><text:span text:style-name="MT6">סי</text:span><text:span text:style-name="MT6">ס</text:span></text:p>
                                      <text:list>
                                        <text:list-item>
                                          <text:p text:style-name="MP17"><text:span text:style-name="MT7">ר</text:span><text:span text:style-name="MT7">מ</text:span><text:span text:style-name="MT7">ה</text:span><text:span text:style-name="MT7"> </text:span><text:span text:style-name="MT7">ש</text:span><text:span text:style-name="MT7">נ</text:span><text:span text:style-name="MT7">י</text:span><text:span text:style-name="MT7">י</text:span><text:span text:style-name="MT7">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</text:span><text:span text:style-name="MT8"> </text:span><text:span text:style-name="MT8">ש</text:span><text:span text:style-name="MT8">ל</text:span><text:span text:style-name="MT8">י</text:span><text:span text:style-name="MT8">ש</text:span><text:span text:style-name="MT8">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7">17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</text:span><text:span text:style-name="MT4">ץ </text:span><text:span text:style-name="MT4">כד</text:span><text:span text:style-name="MT4">י </text:span><text:span text:style-name="MT4">לע</text:span><text:span text:style-name="MT4">רו</text:span><text:span text:style-name="MT4">ך </text:span><text:span text:style-name="MT4">סג</text:span><text:span text:style-name="MT4">נון </text:span><text:span text:style-name="MT4">כו</text:span><text:span text:style-name="MT4">ת</text:span><text:span text:style-name="MT4">ר</text:span><text:span text:style-name="MT4">ת </text:span><text:span text:style-name="MT4">ש</text:span><text:span text:style-name="MT4">ל </text:span><text:span text:style-name="MT4">ת</text:span><text:span text:style-name="MT4">בנ</text:span><text:span text:style-name="MT4">ית </text:span><text:span text:style-name="MT4">ב</text:span><text:span text:style-name="MT4">ס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</text:span><text:span text:style-name="MT5">ץ </text:span><text:span text:style-name="MT5">כד</text:span><text:span text:style-name="MT5">י </text:span><text:span text:style-name="MT5">לע</text:span><text:span text:style-name="MT5">רו</text:span><text:span text:style-name="MT5">ך </text:span><text:span text:style-name="MT5">סג</text:span><text:span text:style-name="MT5">נון </text:span><text:span text:style-name="MT5">כו</text:span><text:span text:style-name="MT5">ת</text:span><text:span text:style-name="MT5">ר</text:span><text:span text:style-name="MT5">ת </text:span><text:span text:style-name="MT5">ש</text:span><text:span text:style-name="MT5">ל </text:span><text:span text:style-name="MT5">ת</text:span><text:span text:style-name="MT5">בנ</text:span><text:span text:style-name="MT5">ית </text:span><text:span text:style-name="MT5">ב</text:span><text:span text:style-name="MT5">סי</text:span><text:span text:style-name="MT5">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format</text:span></text:p>
              <text:list>
                <text:list-item>
                  <text:p text:style-name="MP16"><text:span text:style-name="MT6">Second Outline </text:span><text:span text:style-name="MT6">Level</text:span></text:p>
                  <text:list>
                    <text:list-item>
                      <text:p text:style-name="MP16"><text:span text:style-name="MT6">Third 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ine </text:span><text:span text:style-name="MT6">Level</text:span></text:p>
                              <text:list>
                                <text:list-item>
                                  <text:p text:style-name="MP16"><text:span text:style-name="MT6">Sixth </text:span><text:span text:style-name="MT6">Outli</text:span><text:span text:style-name="MT6">ne </text:span><text:span text:style-name="MT6">Leve</text:span><text:span text:style-name="MT6">l</text:span></text:p>
                                  <text:list>
                                    <text:list-item>
                                      <text:p text:style-name="MP17"><text:span text:style-name="MT6">S</text:span><text:span text:style-name="MT6">e</text:span><text:span text:style-name="MT6">v</text:span><text:span text:style-name="MT6">e</text:span><text:span text:style-name="MT6">nt</text:span><text:span text:style-name="MT6">h </text:span><text:span text:style-name="MT6">O</text:span><text:span text:style-name="MT6">ut</text:span><text:span text:style-name="MT6">li</text:span><text:span text:style-name="MT6">n</text:span><text:span text:style-name="MT6">e </text:span><text:span text:style-name="MT6">L</text:span><text:span text:style-name="MT6">e</text:span><text:span text:style-name="MT6">v</text:span><text:span text:style-name="MT6">el</text:span><text:span text:style-name="MT6">ל</text:span><text:span text:style-name="MT6">ח</text:span><text:span text:style-name="MT6">ץ </text:span><text:span text:style-name="MT6">כד</text:span><text:span text:style-name="MT6">י </text:span><text:span text:style-name="MT6">ל</text:span><text:span text:style-name="MT6">ע</text:span><text:span text:style-name="MT6">רו</text:span><text:span text:style-name="MT6">ך </text:span><text:span text:style-name="MT6">סג</text:span><text:span text:style-name="MT6">נונ</text:span><text:span text:style-name="MT6">ות </text:span><text:span text:style-name="MT6">ט</text:span><text:span text:style-name="MT6">ק</text:span><text:span text:style-name="MT6">ס</text:span><text:span text:style-name="MT6">ט </text:span><text:span text:style-name="MT6">ש</text:span><text:span text:style-name="MT6">ל </text:span><text:span text:style-name="MT6">ת</text:span><text:span text:style-name="MT6">בנ</text:span><text:span text:style-name="MT6">ית </text:span><text:span text:style-name="MT6">ב</text:span><text:span text:style-name="MT6">סי</text:span><text:span text:style-name="MT6">ס</text:span></text:p>
                                      <text:list>
                                        <text:list-item>
                                          <text:p text:style-name="MP17"><text:span text:style-name="MT7">ר</text:span><text:span text:style-name="MT7">מ</text:span><text:span text:style-name="MT7">ה</text:span><text:span text:style-name="MT7"> </text:span><text:span text:style-name="MT7">ש</text:span><text:span text:style-name="MT7">נ</text:span><text:span text:style-name="MT7">י</text:span><text:span text:style-name="MT7">י</text:span><text:span text:style-name="MT7">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</text:span><text:span text:style-name="MT8"> </text:span><text:span text:style-name="MT8">ש</text:span><text:span text:style-name="MT8">ל</text:span><text:span text:style-name="MT8">י</text:span><text:span text:style-name="MT8">ש</text:span><text:span text:style-name="MT8">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39</meta:editing-cycles>
    <meta:print-date>1999-11-04T13:06:28</meta:print-date>
    <meta:creation-date>1999-10-10T10:49:40</meta:creation-date>
    <dc:date>2019-03-17T13:38:46.417857291</dc:date>
    <meta:editing-duration>P27DT18H23M2S</meta:editing-duration>
    <meta:generator>LibreOffice/6.1.5.2$Linux_X86_64 LibreOffice_project/10$Build-2</meta:generator>
    <meta:document-statistic meta:object-count="23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